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fill-color="#00ff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5cm" svg:height="1.5cm" svg:x="5.8cm" svg:y="6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7.3cm" svg:y="6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8.8cm" svg:y="6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0.3cm" svg:y="6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5.8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7.3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8.8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0.3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3cm" svg:x="5.8cm" svg:y="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3cm" svg:x="7.3cm" svg:y="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3cm" svg:x="8.8cm" svg:y="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3cm" svg:x="10.3cm" svg:y="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5.8cm" svg:y="1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7.3cm" svg:y="1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0.3cm" svg:y="1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.5cm" svg:x="11.8cm" svg:y="6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4.8cm" svg:y="6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.5cm" svg:x="11.8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4.8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1.8cm" svg:y="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3cm" svg:x="14.8cm" svg:y="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.5cm" svg:x="11.8cm" svg:y="1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4.8cm" svg:y="12.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8cm" svg:y1="6.3cm" svg:x2="5.8cm" svg:y2="6.6cm">
          <text:p/>
        </draw:line>
        <draw:line draw:style-name="gr2" draw:text-style-name="P1" draw:layer="layout" svg:x1="16.3cm" svg:y1="6.3cm" svg:x2="16.3cm" svg:y2="6.6cm">
          <text:p/>
        </draw:line>
        <draw:line draw:style-name="gr2" draw:text-style-name="P1" draw:layer="layout" svg:x1="5.5cm" svg:y1="6.6cm" svg:x2="5.8cm" svg:y2="6.6cm">
          <text:p/>
        </draw:line>
        <draw:line draw:style-name="gr2" draw:text-style-name="P1" draw:layer="layout" svg:x1="16.3cm" svg:y1="6.6cm" svg:x2="16.6cm" svg:y2="6.6cm">
          <text:p/>
        </draw:line>
        <draw:custom-shape draw:style-name="gr3" draw:text-style-name="P1" draw:layer="layout" svg:width="1.5cm" svg:height="1.5cm" svg:x="5.8cm" svg:y="5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.5cm" svg:x="7.3cm" svg:y="5.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.5cm" svg:x="8.8cm" svg:y="5.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.5cm" svg:x="10.3cm" svg:y="5.1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1.5cm" svg:x="11.8cm" svg:y="5.1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.5cm" svg:x="4.3cm" svg:y="6.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.5cm" svg:x="4.3cm" svg:y="8.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3cm" svg:x="4.3cm" svg:y="9.6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5.8cm" svg:y="14.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8cm" svg:y1="15.6cm" svg:x2="5.8cm" svg:y2="15.9cm">
          <text:p/>
        </draw:line>
        <draw:line draw:style-name="gr2" draw:text-style-name="P1" draw:layer="layout" svg:x1="5.5cm" svg:y1="15.6cm" svg:x2="5.8cm" svg:y2="15.6cm">
          <text:p/>
        </draw:line>
        <draw:custom-shape draw:style-name="gr1" draw:text-style-name="P1" draw:layer="layout" svg:width="3cm" svg:height="1.5cm" svg:x="7.3cm" svg:y="14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0.3cm" svg:y="14.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6.3cm" svg:y1="15.6cm" svg:x2="16.3cm" svg:y2="15.9cm">
          <text:p/>
        </draw:line>
        <draw:line draw:style-name="gr2" draw:text-style-name="P1" draw:layer="layout" svg:x1="16.3cm" svg:y1="15.6cm" svg:x2="16.6cm" svg:y2="15.6cm">
          <text:p/>
        </draw:line>
        <draw:custom-shape draw:style-name="gr4" draw:text-style-name="P1" draw:layer="layout" svg:width="1.5cm" svg:height="1.5cm" svg:x="5.8cm" svg:y="15.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1.5cm" svg:x="7.3cm" svg:y="15.6cm">
          <text:p text:style-name="P1">...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4cm" svg:y1="14.1cm" svg:x2="4.3cm" svg:y2="14.1cm">
          <text:p/>
        </draw:line>
        <draw:line draw:style-name="gr2" draw:text-style-name="P1" draw:layer="layout" svg:x1="11.8cm" svg:y1="17.1cm" svg:x2="15.3cm" svg:y2="17.1cm">
          <text:p/>
        </draw:line>
        <draw:line draw:style-name="gr2" draw:text-style-name="P1" draw:layer="layout" svg:x1="18cm" svg:y1="5.1cm" svg:x2="16.3cm" svg:y2="5.1cm">
          <text:p/>
        </draw:line>
        <draw:line draw:style-name="gr2" draw:text-style-name="P1" draw:layer="layout" svg:x1="15.6cm" svg:y1="5.8cm" svg:x2="16.3cm" svg:y2="5.1cm">
          <text:p/>
        </draw:line>
        <draw:line draw:style-name="gr2" draw:text-style-name="P1" draw:layer="layout" svg:x1="4.299cm" svg:y1="14.099cm" svg:x2="5cm" svg:y2="13.398cm">
          <text:p/>
        </draw:line>
        <draw:line draw:style-name="gr2" draw:text-style-name="P1" draw:layer="layout" svg:x1="11.1cm" svg:y1="16.4cm" svg:x2="11.799cm" svg:y2="17.0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lo </meta:initial-creator>
    <meta:creation-date>2016-01-30T00:20:53</meta:creation-date>
    <dc:date>2016-01-30T00:56:17</dc:date>
    <dc:creator>flo </dc:creator>
    <meta:editing-duration>PT5M2S</meta:editing-duration>
    <meta:editing-cycles>1</meta:editing-cycles>
    <meta:document-statistic meta:object-count="51"/>
    <meta:generator>LibreOffice/3.5$Linux_x86 LibreOffice_project/350m1$Build-2</meta:generator>
  </office:meta>
</office:document-meta>
</file>